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WM(CMD 'setType' TYPE 'formDocument')"/></text:p>
      <text:h text:style-name="Heading_20_4" text:outline-level="4">Fall 0: Es sind keine MD5-Summen vorhanden (erster Start des Formulars)</text:h>
      <text:p text:style-name="Standard"><text:bookmark-start text:name="WM(CMD 'insertFormValue' ID 'id0b')"/>&lt;<text:text-input text:description="">wert</text:text-input>WM(CMD'insertFormValue'ID'id0b')&gt;<text:bookmark-end text:name="WM(CMD 'insertFormValue' ID 'id0b')"/></text:p>
      <text:p text:style-name="Standard"><text:bookmark-start text:name="WM(CMD 'insertFormValue' ID 'id0b')1"/>&lt;<text:text-input text:description="">wert</text:text-input>WM(CMD'insertFormValue'ID'id0b')1&gt;<text:bookmark-end text:name="WM(CMD 'insertFormValue' ID 'id0b')1"/></text:p>
      <text:p text:style-name="Standard"><text:bookmark-start text:name="WM(CMD 'insertFormValue' ID 'id0b')2"/>&lt;<text:text-input text:description="">wert</text:text-input>WM(CMD'insertFormValue'ID'id0b')2&gt;<text:bookmark-end text:name="WM(CMD 'insertFormValue' ID 'id0b')2"/></text:p>
      <text:h text:style-name="Heading_20_4" text:outline-level="4">Fall 1: Es existiert genau ein nicht transformiertes insertFormValue</text:h>
      <text:p text:style-name="Standard"><text:bookmark-start text:name="WM(CMD 'insertFormValue' ID 'id1') STATE(MD5 '843f257a9b35eff7032b03bce281feb1')"/>&lt;<text:text-input text:description="">wert</text:text-input>WM(CMD'insertFormValue'ID'id1') STATE(MD5'843f257a9b35eff7032b03bce281feb1')&gt;<text:bookmark-end text:name="WM(CMD 'insertFormValue' ID 'id1') STATE(MD5 '843f257a9b35eff7032b03bce281feb1')"/></text:p>
      <text:h text:style-name="Heading_20_4" text:outline-level="4">Fall 2: Es existiert genau ein transformiertes insertFormValue</text:h>
      <text:p text:style-name="Standard"><text:bookmark-start text:name="WM(CMD 'insertFormValue' ID 'id2' TRAFO 'dummyTrafo') STATE(MD5 '843f257a9b35eff7032b03bce281feb1')"/>&lt;<text:text-input text:description="">wert</text:text-input>WM(CMD'insertFormValue'ID'id2' TRAFO 'dummyTrafo') STATE(MD5'843f257a9b35eff7032b03bce281feb1')&gt;<text:bookmark-end text:name="WM(CMD 'insertFormValue' ID 'id2' TRAFO 'dummyTrafo') STATE(MD5 '843f257a9b35eff7032b03bce281feb1')"/></text:p>
      <text:h text:style-name="Heading_20_4" text:outline-level="4">Fall 3a: Es existieren ausschließlich NICHT transformierte insertFormValues mit dem selben Wert</text:h>
      <text:p text:style-name="Standard"><text:bookmark-start text:name="WM(CMD 'insertFormValue' ID 'id3a') STATE(MD5 '843f257a9b35eff7032b03bce281feb1')"/>&lt;<text:text-input text:description="">xxx</text:text-input>WM(CMD'insertFormValue'ID'id3a') STATE(MD5'843f257a9b35eff7032b03bce281feb1')&gt;<text:bookmark-end text:name="WM(CMD 'insertFormValue' ID 'id3a') STATE(MD5 '843f257a9b35eff7032b03bce281feb1')"/></text:p>
      <text:p text:style-name="Standard"><text:bookmark-start text:name="WM(CMD 'insertFormValue' ID 'id3a') STATE(MD5 '843f257a9b35eff7032b03bce281feb1')1"/>&lt;<text:text-input text:description="">xxx</text:text-input>WM(CMD'insertFormValue'ID'id3a') STATE(MD5'843f257a9b35eff7032b03bce281feb1')1&gt;<text:bookmark-end text:name="WM(CMD 'insertFormValue' ID 'id3a') STATE(MD5 '843f257a9b35eff7032b03bce281feb1')1"/></text:p>
      <text:p text:style-name="Standard"><text:bookmark-start text:name="WM(CMD 'insertFormValue' ID 'id3a') STATE(MD5 '843f257a9b35eff7032b03bce281feb1')2"/>&lt;<text:text-input text:description="">xxx</text:text-input>WM(CMD'insertFormValue'ID'id3a') STATE(MD5'843f257a9b35eff7032b03bce281feb1')2&gt;<text:bookmark-end text:name="WM(CMD 'insertFormValue' ID 'id3a') STATE(MD5 '843f257a9b35eff7032b03bce281feb1')2"/></text:p>
      <text:h text:style-name="Heading_20_4" text:outline-level="4">Fall 3b: Es existieren ausschließlich NICHT transformierte insertFormValues, mindestens ein Wert weicht ab</text:h>
      <text:p text:style-name="Standard"><text:bookmark-start text:name="WM(CMD 'insertFormValue' ID 'id3b') STATE(MD5 '843f257a9b35eff7032b03bce281feb1')"/>&lt;<text:text-input text:description="">wert</text:text-input>WM(CMD'insertFormValue'ID'id3b') STATE(MD5'843f257a9b35eff7032b03bce281feb1')&gt;<text:bookmark-end text:name="WM(CMD 'insertFormValue' ID 'id3b') STATE(MD5 '843f257a9b35eff7032b03bce281feb1')"/></text:p>
      <text:p text:style-name="Standard"><text:bookmark-start text:name="WM(CMD 'insertFormValue' ID 'id3b') STATE(MD5 '843f257a9b35eff7032b03bce281feb1')1"/>&lt;<text:text-input text:description="">xxx</text:text-input>WM(CMD'insertFormValue'ID'id3b') STATE(MD5'843f257a9b35eff7032b03bce281feb1')1&gt;<text:bookmark-end text:name="WM(CMD 'insertFormValue' ID 'id3b') STATE(MD5 '843f257a9b35eff7032b03bce281feb1')1"/></text:p>
      <text:p text:style-name="Standard"><text:bookmark-start text:name="WM(CMD 'insertFormValue' ID 'id3b') STATE(MD5 '843f257a9b35eff7032b03bce281feb1')2"/>&lt;<text:text-input text:description="">wert</text:text-input>WM(CMD'insertFormValue'ID'id3b') STATE(MD5'843f257a9b35eff7032b03bce281feb1')2&gt;<text:bookmark-end text:name="WM(CMD 'insertFormValue' ID 'id3b') STATE(MD5 '843f257a9b35eff7032b03bce281feb1')2"/></text:p>
      <text:h text:style-name="Heading_20_4" text:outline-level="4">Fall 4: Es existieren ausschließlich transformierte insertFormValues</text:h>
      <text:p text:style-name="Standard"><text:bookmark-start text:name="WM(CMD 'insertFormValue' ID 'id4' TRAFO 'dummyTrafo') STATE(MD5 '843f257a9b35eff7032b03bce281feb1')"/>&lt;<text:text-input text:description="">wert</text:text-input>WM(CMD'insertFormValue'ID'id4' TRAFO 'dummyTrafo') STATE(MD5'843f257a9b35eff7032b03bce281feb1')&gt;<text:bookmark-end text:name="WM(CMD 'insertFormValue' ID 'id4' TRAFO 'dummyTrafo') STATE(MD5 '843f257a9b35eff7032b03bce281feb1')"/></text:p>
      <text:p text:style-name="Standard"><text:bookmark-start text:name="WM(CMD 'insertFormValue' ID 'id4' TRAFO 'dummyTrafo') STATE(MD5 '843f257a9b35eff7032b03bce281feb1')1"/>&lt;<text:text-input text:description="">wert</text:text-input>WM(CMD'insertFormValue'ID'id4' TRAFO 'dummyTrafo') STATE(MD5'843f257a9b35eff7032b03bce281feb1')1&gt;<text:bookmark-end text:name="WM(CMD 'insertFormValue' ID 'id4' TRAFO 'dummyTrafo') STATE(MD5 '843f257a9b35eff7032b03bce281feb1')1"/></text:p>
      <text:p text:style-name="Standard"><text:bookmark-start text:name="WM(CMD 'insertFormValue' ID 'id4' TRAFO 'dummyTrafo') STATE(MD5 '843f257a9b35eff7032b03bce281feb1')2"/>&lt;<text:text-input text:description="">wert</text:text-input>WM(CMD'insertFormValue'ID'id4' TRAFO 'dummyTrafo') STATE(MD5'843f257a9b35eff7032b03bce281feb1')2&gt;<text:bookmark-end text:name="WM(CMD 'insertFormValue' ID 'id4' TRAFO 'dummyTrafo') STATE(MD5 '843f257a9b35eff7032b03bce281feb1')2"/></text:p>
      <text:h text:style-name="Heading_20_4" text:outline-level="4">Fall 5a: mindestens ein untransformierter und ein transformierter Wert, wobei kein Wert verändert würde:</text:h>
      <text:p text:style-name="Standard"><text:bookmark-start text:name="WM(CMD 'insertFormValue' ID 'id5a') STATE(MD5 '843f257a9b35eff7032b03bce281feb1')"/>&lt;<text:text-input text:description="">wert</text:text-input>WM(CMD'insertFormValue'ID'id5a') STATE(MD5'843f257a9b35eff7032b03bce281feb1')&gt;<text:bookmark-end text:name="WM(CMD 'insertFormValue' ID 'id5a') STATE(MD5 '843f257a9b35eff7032b03bce281feb1')"/></text:p>
      <text:p text:style-name="Standard"><text:bookmark-start text:name="WM(CMD 'insertFormValue' ID 'id5a' TRAFO 'dummyTrafo') STATE(MD5 '843f257a9b35eff7032b03bce281feb1')"/>&lt;<text:text-input text:description="">wert</text:text-input>WM(CMD'insertFormValue'ID'id5a' TRAFO 'dummyTrafo') STATE(MD5'843f257a9b35eff7032b03bce281feb1')&gt;<text:bookmark-end text:name="WM(CMD 'insertFormValue' ID 'id5a' TRAFO 'dummyTrafo') STATE(MD5 '843f257a9b35eff7032b03bce281feb1')"/></text:p>
      <text:p text:style-name="Standard"><text:bookmark-start text:name="WM(CMD 'insertFormValue' ID 'id5a' TRAFO 'dummyTrafo') STATE(MD5 '843f257a9b35eff7032b03bce281feb1')1"/>&lt;<text:text-input text:description="">wert</text:text-input>WM(CMD'insertFormValue'ID'id5a' TRAFO 'dummyTrafo') STATE(MD5'843f257a9b35eff7032b03bce281feb1')1&gt;<text:bookmark-end text:name="WM(CMD 'insertFormValue' ID 'id5a' TRAFO 'dummyTrafo') STATE(MD5 '843f257a9b35eff7032b03bce281feb1')1"/></text:p>
      <text:h text:style-name="Heading_20_4" text:outline-level="4">Fall 5b: mindestens ein untransformierter und ein transformierter Wert, irgendein Wert verändert wurde:</text:h>
      <text:p text:style-name="Standard"><text:bookmark-start text:name="WM(CMD 'insertFormValue' ID 'id5b') STATE(MD5 '843f257a9b35eff7032b03bce281feb1')"/>&lt;<text:text-input text:description="">wert</text:text-input>WM(CMD'insertFormValue'ID'id5b') STATE(MD5'843f257a9b35eff7032b03bce281feb1')&gt;<text:bookmark-end text:name="WM(CMD 'insertFormValue' ID 'id5b') STATE(MD5 '843f257a9b35eff7032b03bce281feb1')"/></text:p>
      <text:p text:style-name="Standard"><text:bookmark-start text:name="WM(CMD 'insertFormValue' ID 'id5b' TRAFO 'dummyTrafo') STATE(MD5 '843f257a9b35eff7032b03bce281feb1')"/>&lt;<text:text-input text:description="">xxx</text:text-input>WM(CMD'insertFormValue'ID'id5b' TRAFO 'dummyTrafo') STATE(MD5'843f257a9b35eff7032b03bce281feb1')&gt;<text:bookmark-end text:name="WM(CMD 'insertFormValue' ID 'id5b' TRAFO 'dummyTrafo') STATE(MD5 '843f257a9b35eff7032b03bce281feb1')"/></text:p>
      <text:p text:style-name="Standard"><text:bookmark-start text:name="WM(CMD 'insertFormValue' ID 'id5b' TRAFO 'dummyTrafo') STATE(MD5 '843f257a9b35eff7032b03bce281feb1')1"/>&lt;<text:text-input text:description="">wert</text:text-input>WM(CMD'insertFormValue'ID'id5b' TRAFO 'dummyTrafo') STATE(MD5'843f257a9b35eff7032b03bce281feb1')1&gt;<text:bookmark-end text:name="WM(CMD 'insertFormValue' ID 'id5b' TRAFO 'dummyTrafo') STATE(MD5 '843f257a9b35eff7032b03bce281feb1')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62$Build-9016</meta:generator>
    <meta:creation-date>2006-05-30T14:12:33</meta:creation-date>
    <dc:date>2006-05-30T16:50:43</dc:date>
    <dc:language>de-DE</dc:language>
    <meta:editing-cycles>14</meta:editing-cycles>
    <meta:editing-duration>PT43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8" meta:word-count="205" meta:character-count="2299"/>
  </office:meta>
</office:document-meta>
</file>